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a22b1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a22b1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</text:span></text:p>
      <text:p text:style-name="P2"><text:span text:style-name="T4">Дарья открыла глаза. За окном было темно. Дождь закончился. Павел спал в кресле с учебником на коленях. Она попыталась встать. Нога все еще немного болела. Павел открыл глаза.</text:span></text:p>
      <text:p text:style-name="P2"><text:span text:style-name="T4">–Ну как ты? – спросил он.</text:span></text:p>
      <text:p text:style-name="P2"><text:span text:style-name="T4">–Нога болит немного, – ответила девушка.</text:span></text:p>
      <text:p text:style-name="P2"><text:span text:style-name="T4">–Ну ничего, жить будешь. </text:span></text:p>
      <text:p text:style-name="P2"><text:span text:style-name="T4">–Который час?</text:span></text:p>
      <text:p text:style-name="P2"><text:span text:style-name="T4">–Без пятнадцати восемь.</text:span></text:p>
      <text:p text:style-name="P2"><text:span text:style-name="T4">–Какой ужас! Мне срочно надо домой. Где я вообще?</text:span></text:p>
      <text:p text:style-name="P2"><text:span text:style-name="T4">–Ты у меня в гостях.</text:span></text:p>
      <text:p text:style-name="P2"><text:span text:style-name="T4">–Мы на ты не переходили, Павел Даниилович. </text:span></text:p>
      <text:p text:style-name="P2"><text:span text:style-name="T4">–Евгений отвезет вас домой, Дарья Дмитриевна. Он приедет через 15 минут. </text:span></text:p>
      <text:p text:style-name="P2"><text:span text:style-name="T4">–Я доберусь сама.</text:span></text:p>
      <text:p text:style-name="P2"><text:span text:style-name="T4">–Нет. Это не обсуждается. Вам еще занятия в понедельник вести. Поберегите ногу. </text:span></text:p>
      <text:p text:style-name="P2"><text:span text:style-name="T4">–Спасибо вам, Павел Даниилович.</text:span></text:p>
      <text:p text:style-name="P2"><text:span text:style-name="T4">–Да не за что. Пойдемте, Я помогу вам спуститься.</text:span></text:p>
      <text:p text:style-name="P2"><text:span text:style-name="T4">Павел подал девушке руку. Внизу он помог ей надеть пальто и посадил в машину. Как только ворота закрылись, Павел вернулся в дом и упал в кресло. Немного подумав, он достал коньяк и бокал. Сделав пару глотков, он вновь задумался. «А она мне нравится. Ее характер и внешность, ее голос. Так. Стоп. Что это я. Она преподаватель!» – думал Павел, сидя с бокалом. </text:span></text:p>
      <text:p text:style-name="P2"><text:soft-page-break/><text:span text:style-name="T4">Дарья была девушкой среднего роста и стройной внешности, на голову ниже Павла. Цвет ее средней длины волос прекрасно сочетался с ее глубокими карими глазами. Получив высшее образование экстерном, она являлась преподавателем в свои 23 года. Родители ее погибли, когда Даша была маленькой, и она росла с братом. Вся тяжесть ее детства сформировала в ней жесткий и принципиальный характер, встретивший острую оппозицию со стороны не менее принципиального характера Павла, закаленного многими жизненными испытаниями. </text:span></text:p>
      <text:p text:style-name="P2"><text:span text:style-name="T4">Допив коньяк, Павел поставил бокал на стол, прошелся несколько раз по комнате, после чего окинул ее взглядом. «Пустота», – подумал он. Еще немного постояв, он подошел к картине, висевшей на стене подозрительно низко. Сняв картину, он надавил на гвоздик, на котором висела картина, после чего приложил руку к стене. По руке пробежала зеленая линия. Часть стены вдвинулась внутрь и отъехала в сторону, открывая винтовую лестницу. Павел спустился вниз и пошел по длинному темному коридору. Наконец, он уперся в железную дверь. Парень достал из нагрудного кармана рубашки ручку и, повернув верхнюю часть, приложил к небольшому углублению на ручке двери. Послышался щелчок, после чего дверь открылась. Перед Павлом предстала ярко освещенная лаборатория. В центре на подставке под стеклянным куполом лежала ручка, но он, не обращая никакого внимания на окружающую обстановку, проследовал в дальнюю часть лаборатории, где вновь использовал необычный ключ, открыл очередную скрытую дверь и попал в еще одно помещение. Из комнаты падал тусклый свет. Помещение было </text:span><text:soft-page-break/><text:span text:style-name="T4">просторным <text:s/>и делилось на несколько блоков. Зайдя внутрь, парень коснулся уже знакомой ниши, расположенной на стене. Раздался щелчок. Все двери, встретившиеся на пути Павла по пути в эту комнату, оказались закрыты. Там Алехин провел всю оставшуюся ночь, погруженный в глубокие раздумья. На улице вновь начался дождь. На столе стояла бутылка коньяка и бокал. В кресле валялся открытый учебник, а рядом с ним лежала картина, снятая со стен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5:34.477000000</meta:creation-date>
    <dc:date>2022-05-15T19:16:03.065000000</dc:date>
    <meta:editing-duration>PT28S</meta:editing-duration>
    <meta:editing-cycles>1</meta:editing-cycles>
    <meta:document-statistic meta:table-count="0" meta:image-count="0" meta:object-count="0" meta:page-count="3" meta:paragraph-count="18" meta:word-count="462" meta:character-count="3030" meta:non-whitespace-character-count="2575"/>
    <meta:generator>LibreOffice/7.2.2.2$Windows_X86_64 LibreOffice_project/02b2acce88a210515b4a5bb2e46cbfb63fe97d56</meta:generator>
  </office:meta>
</office:document-meta>
</file>